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20a9e" officeooo:paragraph-rsid="00120a9e"/>
    </style:style>
    <style:style style:name="P2" style:family="paragraph" style:parent-style-name="Heading_20_2">
      <style:text-properties officeooo:rsid="0013a645" officeooo:paragraph-rsid="0013a645"/>
    </style:style>
    <style:style style:name="P3" style:family="paragraph" style:parent-style-name="Text_20_body" style:list-style-name="">
      <style:text-properties officeooo:rsid="00120a9e" officeooo:paragraph-rsid="00120a9e"/>
    </style:style>
    <style:style style:name="P4" style:family="paragraph" style:parent-style-name="Text_20_body">
      <style:text-properties officeooo:paragraph-rsid="0013a560"/>
    </style:style>
    <style:style style:name="P5" style:family="paragraph" style:parent-style-name="Text_20_body">
      <style:paragraph-properties fo:margin-left="2.501cm" fo:text-indent="0cm" style:auto-text-indent="false"/>
      <style:text-properties officeooo:rsid="0013a645" officeooo:paragraph-rsid="001433f6"/>
    </style:style>
    <style:style style:name="P6" style:family="paragraph" style:parent-style-name="Text_20_body">
      <style:paragraph-properties fo:margin-left="2.501cm" fo:text-indent="0cm" style:auto-text-indent="false"/>
      <style:text-properties officeooo:rsid="001433f6" officeooo:paragraph-rsid="001433f6"/>
    </style:style>
    <style:style style:name="P7" style:family="paragraph" style:parent-style-name="Text_20_body">
      <style:paragraph-properties fo:margin-left="0cm" fo:text-indent="0cm" style:auto-text-indent="false"/>
      <style:text-properties officeooo:rsid="001433f6" officeooo:paragraph-rsid="001433f6"/>
    </style:style>
    <style:style style:name="T1" style:family="text">
      <style:text-properties officeooo:rsid="00120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0a9e" style:font-style-asian="italic" style:font-style-complex="italic"/>
    </style:style>
    <style:style style:name="T4" style:family="text">
      <style:text-properties fo:font-style="italic" officeooo:rsid="0013a645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20a9e" style:font-style-asian="normal" style:font-style-complex="normal"/>
    </style:style>
    <style:style style:name="T7" style:family="text">
      <style:text-properties fo:font-style="normal" officeooo:rsid="0013a560" style:font-style-asian="normal" style:font-style-complex="normal"/>
    </style:style>
    <style:style style:name="T8" style:family="text">
      <style:text-properties fo:font-style="normal" officeooo:rsid="0013a645" style:font-style-asian="normal" style:font-style-complex="normal"/>
    </style:style>
    <style:style style:name="T9" style:family="text">
      <style:text-properties fo:font-style="normal" officeooo:rsid="001433f6" style:font-style-asian="normal" style:font-style-complex="normal"/>
    </style:style>
    <style:style style:name="T10" style:family="text">
      <style:text-properties fo:font-style="normal" officeooo:rsid="0014bb13" style:font-style-asian="normal" style:font-style-complex="normal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-tool v1</text:p>
      <text:p text:style-name="P3"><text:tab/>A program célja, hogy különböző adatok szerkesztését és elemzését egyszerűsítse, gyorsítsa és forrától függetlenül egységes formában kezelje.</text:p>
      <text:p text:style-name="P3"><text:tab/>3 fő modulra tagolódik az alkalmazás: forrásfájlok kezelése, forrásfájlok adatainak szerkesztése, forrásfájlok alapján lekérdezés folyam létrehozása adatelemzési és hibakeresési céllal.</text:p>
      <text:p text:style-name="P3">Modulok:</text:p>
      <text:h text:style-name="P1" text:outline-level="1">forrásfájlok kezelése:</text:h>
      <text:p text:style-name="P4"><text:tab/><text:span text:style-name="T1">A felhasználó </text:span><text:span text:style-name="T3">drag-and-drop</text:span><text:span text:style-name="T6"> módszerrel fájlt dobhat egy boxba. </text:span><text:span text:style-name="T7">Fájtípusok kezelése v1-ben: xlsx, xls, csv, txt. Fájl bedobása után megjelenik az első 200 sor függőlegesen és vízszintesen gördíthető táblázatos nézetben </text:span><text:span text:style-name="T8">(</text:span><text:span text:style-name="T4">adat tábla</text:span><text:span text:style-name="T8">)</text:span><text:span text:style-name="T7">. A tábla fölött egy 2 soros táblázat jelenik meg </text:span><text:span text:style-name="T8">(</text:span><text:span text:style-name="T4">beállító tábla)</text:span><text:span text:style-name="T7"> annyi oszloppal, ahány oszlopa a forrásnak van. Az első sor lesz a fejléc, a második sor ekkor már ki van töltve az azonosított típusokkal. </text:span><text:span text:style-name="T9">A felhasználó meghagyhatja az azonosított típusokat, vagy mást választhat legördülő listából (pl. egy oszlopban számnak látszó adat van, de ez cikkszám oszlop és a felhasználó tudja, hoy szövegként akarja kezelni)</text:span><text:span text:style-name="T7">. </text:span><text:span text:style-name="T8">A felhasználó eldöntheti, hogy</text:span></text:p>
      <text:h text:style-name="P2" text:outline-level="2">az első sor a fejléc (a forrás tartalmaz fejlécet)</text:h>
      <text:p text:style-name="P5">Ebben az esetben a <text:span text:style-name="T2">beállító tábla</text:span><text:span text:style-name="T5"> első sora kitöltődik az adatok első sorával, amely szerkeszthető, </text:span><text:span text:style-name="T9">de a felhasználó minden oszlopnak kötelezően és egyedi fejlécet kell megadjon (ha nem szerkeszti ezt akkor is ellenőrizni kell és felhívni a figyelmét), </text:span><text:span text:style-name="T2">betöltés</text:span><text:span text:style-name="T5"> gomb megnyomására </text:span><text:span text:style-name="T9">a betöltött adatok fejléce a forrás fejléc helyett az itt szerkesztett fejléc lesz.</text:span></text:p>
      <text:h text:style-name="P2" text:outline-level="2">kézzel ad meg fejlécet (az első sor már adatsor, a forrésban nincs fejléc)</text:h>
      <text:p text:style-name="P6">A felhasználó minden oszlopnak kötelezően és egyedi fejlécet kell megadjon, <text:s/><text:span text:style-name="T4">betöltés</text:span><text:span text:style-name="T8"> gomb megnyomására </text:span><text:span text:style-name="T5">a betöltött adatok fejléce a forrás fejléc helyett az itt szerkesztett fejléc lesz.</text:span></text:p>
      <text:p text:style-name="P7"><text:span text:style-name="T5"><text:tab/>Ha a fájltípus csv vagy txt, akkor egy segédtáblában kiválasztható a szövegkódolás és az elválasztó (alapérte</text:span><text:span text:style-name="T10">lmezetten UTF-8 és ;). Az üres értékek NULL-ként kezelendőe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20:39:19.457482943</meta:creation-date>
    <meta:generator>LibreOffice/24.2.7.2$Linux_X86_64 LibreOffice_project/420$Build-2</meta:generator>
    <dc:date>2026-03-24T22:02:12.509204692</dc:date>
    <meta:editing-duration>PT12M57S</meta:editing-duration>
    <meta:editing-cycles>2</meta:editing-cycles>
    <meta:document-statistic meta:table-count="0" meta:image-count="0" meta:object-count="0" meta:page-count="1" meta:paragraph-count="11" meta:word-count="271" meta:character-count="1905" meta:non-whitespace-character-count="1643"/>
  </office:meta>
</office:document-meta>
</file>